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eeeeee" draw:textarea-horizontal-align="justify" draw:textarea-vertical-align="middle" draw:auto-grow-height="false" fo:min-height="4.262cm" fo:min-width="9.612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.028cm" svg:stroke-color="#000000" draw:marker-start="" draw:marker-start-width="0.242cm" draw:marker-start-center="false" draw:marker-end="" draw:marker-end-width="0.242cm" draw:marker-end-center="false" draw:fill="none" draw:fill-color="#729fcf" draw:textarea-horizontal-align="justify" draw:textarea-vertical-align="middle" fo:padding-top="0.139cm" fo:padding-bottom="0.139cm" fo:padding-left="0.264cm" fo:padding-right="0.264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6cm" svg:height="5cm" svg:x="0cm" svg:y="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2" draw:text-style-name="P2" draw:layer="layout" svg:x1="3cm" svg:y1="1cm" svg:x2="4cm" svg:y2="1cm">
            <text:p/>
          </draw:line>
          <draw:line draw:style-name="gr3" draw:text-style-name="P2" draw:layer="layout" svg:x1="6.6cm" svg:y1="1cm" svg:x2="7.6cm" svg:y2="1cm">
            <text:p/>
          </draw:line>
          <draw:line draw:style-name="gr4" draw:text-style-name="P2" draw:layer="layout" svg:x1="3cm" svg:y1="4cm" svg:x2="4cm" svg:y2="4cm">
            <text:p/>
          </draw:line>
          <draw:line draw:style-name="gr5" draw:text-style-name="P2" draw:layer="layout" svg:x1="6.6cm" svg:y1="4cm" svg:x2="7.6cm" svg:y2="4cm">
            <text:p/>
          </draw:line>
          <draw:line draw:style-name="gr6" draw:text-style-name="P2" draw:layer="layout" svg:x1="1.7cm" svg:y1="1.5cm" svg:x2="1.7cm" svg:y2="3.5cm">
            <text:p/>
          </draw:line>
          <draw:line draw:style-name="gr7" draw:text-style-name="P2" draw:layer="layout" svg:x1="5.3cm" svg:y1="1.5cm" svg:x2="5.3cm" svg:y2="3.5cm">
            <text:p/>
          </draw:line>
          <draw:line draw:style-name="gr8" draw:text-style-name="P2" draw:layer="layout" svg:x1="8.9cm" svg:y1="1.5cm" svg:x2="8.9cm" svg:y2="3.5cm">
            <text:p/>
          </draw:line>
          <draw:line draw:style-name="gr9" draw:text-style-name="P2" draw:layer="layout" svg:x1="1.7cm" svg:y1="1.5cm" svg:x2="5.3cm" svg:y2="3.5cm">
            <text:p/>
          </draw:line>
          <draw:line draw:style-name="gr10" draw:text-style-name="P2" draw:layer="layout" svg:x1="1.7cm" svg:y1="1.5cm" svg:x2="8.9cm" svg:y2="3.5cm">
            <text:p/>
          </draw:line>
          <draw:line draw:style-name="gr11" draw:text-style-name="P2" draw:layer="layout" svg:x1="5.3cm" svg:y1="1.5cm" svg:x2="1.7cm" svg:y2="3.5cm">
            <text:p/>
          </draw:line>
          <draw:line draw:style-name="gr12" draw:text-style-name="P2" draw:layer="layout" svg:x1="8.9cm" svg:y1="3.5cm" svg:x2="5.3cm" svg:y2="1.5cm">
            <text:p/>
          </draw:line>
          <draw:line draw:style-name="gr13" draw:text-style-name="P2" draw:layer="layout" svg:x1="8.9cm" svg:y1="1.5cm" svg:x2="5.3cm" svg:y2="3.5cm">
            <text:p/>
          </draw:line>
          <draw:line draw:style-name="gr14" draw:text-style-name="P2" draw:layer="layout" svg:x1="1.7cm" svg:y1="3.5cm" svg:x2="8.9cm" svg:y2="1.5cm">
            <text:p/>
          </draw:line>
        </draw:g>
        <draw:g>
          <draw:custom-shape draw:style-name="gr15" draw:text-style-name="P4" draw:layer="layout" svg:width="2.6cm" svg:height="1cm" svg:x="0.4cm" svg:y="0.5cm">
            <text:p text:style-name="P3"><text:span text:style-name="T1">Node</text:span><text:span text:style-name="T2"> 1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4" draw:layer="layout" svg:width="2.6cm" svg:height="1cm" svg:x="4cm" svg:y="0.5cm">
            <text:p text:style-name="P3"><text:span text:style-name="T1">Node</text:span><text:span text:style-name="T2"> 2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4" draw:layer="layout" svg:width="2.6cm" svg:height="1cm" svg:x="7.6cm" svg:y="0.5cm">
            <text:p text:style-name="P3"><text:span text:style-name="T1">Node</text:span><text:span text:style-name="T2"> 3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2.6cm" svg:height="1cm" svg:x="0.4cm" svg:y="3.5cm">
            <text:p text:style-name="P3"><text:span text:style-name="T1">Node</text:span><text:span text:style-name="T2"> 4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4" draw:layer="layout" svg:width="2.6cm" svg:height="1cm" svg:x="4cm" svg:y="3.5cm">
            <text:p text:style-name="P3"><text:span text:style-name="T1">Node</text:span><text:span text:style-name="T2"> 5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4" draw:layer="layout" svg:width="2.6cm" svg:height="1cm" svg:x="7.6cm" svg:y="3.5cm">
            <text:p text:style-name="P3"><text:span text:style-name="T1">Node</text:span><text:span text:style-name="T2"> 6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1T12:53:44.606787901</meta:creation-date>
    <dc:date>2016-08-11T13:37:33.562144481</dc:date>
    <meta:editing-duration>PT35M41S</meta:editing-duration>
    <meta:editing-cycles>7</meta:editing-cycles>
    <meta:generator>LibreOffice/5.1.4.2$Linux_X86_64 LibreOffice_project/10m0$Build-2</meta:generator>
    <meta:document-statistic meta:object-count="22"/>
  </office:meta>
</office:document-meta>
</file>